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03fbff" officeooo:paragraph-rsid="0003fbff"/>
    </style:style>
    <style:style style:name="P2" style:family="paragraph" style:parent-style-name="Standard">
      <style:text-properties fo:language="pt" fo:country="BR" officeooo:rsid="0003fbff" officeooo:paragraph-rsid="0003fbff"/>
    </style:style>
    <style:style style:name="P3" style:family="paragraph" style:parent-style-name="Standard">
      <style:text-properties fo:language="pt" fo:country="BR" officeooo:rsid="0004f04b" officeooo:paragraph-rsid="0004f04b"/>
    </style:style>
    <style:style style:name="P4" style:family="paragraph" style:parent-style-name="Standard">
      <style:text-properties fo:language="pt" fo:country="BR" officeooo:rsid="00066e70" officeooo:paragraph-rsid="00066e70"/>
    </style:style>
    <style:style style:name="P5" style:family="paragraph" style:parent-style-name="Standard">
      <style:text-properties fo:language="pt" fo:country="BR" officeooo:rsid="00080a91" officeooo:paragraph-rsid="00080a91"/>
    </style:style>
    <style:style style:name="P6" style:family="paragraph" style:parent-style-name="Standard">
      <style:text-properties fo:language="pt" fo:country="BR" officeooo:rsid="00080a91" officeooo:paragraph-rsid="000b30eb"/>
    </style:style>
    <style:style style:name="P7" style:family="paragraph" style:parent-style-name="Standard">
      <style:text-properties fo:language="pt" fo:country="BR" officeooo:rsid="000e8df5" officeooo:paragraph-rsid="000e8df5"/>
    </style:style>
    <style:style style:name="T1" style:family="text">
      <style:text-properties style:text-underline-style="none"/>
    </style:style>
    <style:style style:name="T2" style:family="text">
      <style:text-properties officeooo:rsid="00066e70"/>
    </style:style>
    <style:style style:name="T3" style:family="text">
      <style:text-properties officeooo:rsid="00080a9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97057"/>
    </style:style>
    <style:style style:name="T6" style:family="text">
      <style:text-properties officeooo:rsid="000b30eb"/>
    </style:style>
    <style:style style:name="T7" style:family="text">
      <style:text-properties officeooo:rsid="000ba1a0"/>
    </style:style>
    <style:style style:name="T8" style:family="text">
      <style:text-properties officeooo:rsid="000c5c1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b30eb" style:font-size-asian="14pt" style:font-weight-asian="bold" style:font-size-complex="14pt" style:font-weight-complex="bold"/>
    </style:style>
    <style:style style:name="T12" style:family="text">
      <style:text-properties officeooo:rsid="000dbac2"/>
    </style:style>
    <style:style style:name="T13" style:family="text">
      <style:text-properties officeooo:rsid="000e8df5"/>
    </style:style>
    <style:style style:name="T14" style:family="text">
      <style:text-properties officeooo:rsid="000f7c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Trabalho Prático I</text:p>
      <text:p text:style-name="P1">Documentação </text:p>
      <text:p text:style-name="P1"/>
      <text:p text:style-name="P2"/>
      <text:p text:style-name="P2">Apresentação</text:p>
      <text:p text:style-name="P2"/>
      <text:p text:style-name="P2">O problema proposto consiste em formar pares entre <text:span text:style-name="T1">visitantes</text:span> e bicicletas respeitando a preferencias de ambos. As preferencias das pessoas é nos dados pelo inputs através das notas que cada pessoa dá para cada bicicleta, por sua vez a preferencia das se é obtido utilizando se o mapa da lagoa de pimpolhos e calculando a distancia de cada bicicleta a um visitante. </text:p>
      <text:p text:style-name="P2"/>
      <text:p text:style-name="P2"/>
      <text:p text:style-name="P2">Modelagem Computacional</text:p>
      <text:p text:style-name="P2"/>
      <text:p text:style-name="P3">A solução do problema proposto é a formação de pares estáveis entre visitantes e bicicletas, favorecendo o lado dos visitantes, como <text:span text:style-name="T2">a preferencia dos visitantes já nos é dada e a preferencia das bicicletas podem ser obtidas através do mapa. O algoritmo de Gale-Shapley é o método ideal para a resolução deste problema.</text:span></text:p>
      <text:p text:style-name="P4">Conforme falado anteriormente para o calculo da preferencia das bicicletas, como as preferencias da bicicleta é <text:span text:style-name="T3">com base na distancia entre a bicicleta e o visitante. O mapa será interpretado como um grafo e com isso se abre o possibilidade de utilizar o BFS, para gerar uma árvore BFS no qual cada camada da arvore corresponde a distancia de uma bicicleta para algum visitante.</text:span></text:p>
      <text:p text:style-name="P2"/>
      <text:p text:style-name="P2"/>
      <text:p text:style-name="P2">Descrição da Solução</text:p>
      <text:p text:style-name="P2"/>
      <text:p text:style-name="P5">A solução do problema foi realizada em três passos, que eu irei me referenciar como módulos.</text:p>
      <text:p text:style-name="P5"/>
      <text:p text:style-name="P5"><text:span text:style-name="T10">Primeiro Modulo</text:span>: obtenção dos dados e o tratamento da lista de preferencia dos visitantes</text:p>
      <text:p text:style-name="P5"><text:tab/>O mapa da lagoa dos Pimpolhos foi armazenada em uma matriz de <text:span text:style-name="T4">char</text:span> de tamanho N x M, <text:span text:style-name="T5">ao mesmo tempo que estava ocorrendo a leitura dos dados do mapa, caso encontra-se alguma bicicleta, esta bicicleta sera inserida em um **-** set / vector **-** e sua coordenada também será salva em um vetor para um uso futuro no segundo modulo. E caso encontre uma pessoa ela será inserida em um **-** vetor **-**.</text:span></text:p>
      <text:p text:style-name="P5"><text:tab/><text:span text:style-name="T6">Já a fase de tratamento da lista de preferencia das pessoas ocorre enquanto se está fazendo a leitura do mesmo. O programa lê as notas que uma pessoas deu as bicicletas, ordena as notas em ordem decrescente, assim obtendo as bicicletas de maior preferencia e as salva em uma linha da matriz de preferencia dos visitantes.</text:span></text:p>
      <text:p text:style-name="P5"/>
      <text:p text:style-name="P6"><text:span text:style-name="T11">Segundo Modulo:</text:span><text:span text:style-name="T6"> Obtenção da matriz de preferencia das bicicletas</text:span></text:p>
      <text:p text:style-name="P6"><text:tab/><text:span text:style-name="T6">Este modulo foi implementado dentro de uma classe, </text:span><text:span text:style-name="T7">ela</text:span><text:span text:style-name="T6"> calcula a lista de pre</text:span><text:span text:style-name="T7">ferencia de uma bicicleta.</text:span></text:p>
      <text:p text:style-name="P6"><text:tab/><text:span text:style-name="T7">Para isso ela recebe o mapa da lagoa, a coordenada da bicicleta em questão e cria um matriz de valores booleanos para marcar se uma </text:span><text:span text:style-name="T8">coordenada</text:span><text:span text:style-name="T7"> já foi explorada.</text:span></text:p>
      <text:p text:style-name="P6"><text:tab/><text:span text:style-name="T8">Com todos esses dados em mãos é executado um BFS, </text:span><text:span text:style-name="T12">no qual a cada camada da árvore bfs ele explora todos os nós e caso esse nó seja uma pessoa, </text:span><text:span text:style-name="T13">essa pessoa é adicionada a um vetor junto com a camada no qual ele foi encontrado.</text:span></text:p>
      <text:p text:style-name="P6"/>
      <text:p text:style-name="P7"><text:span text:style-name="T10">Terceiro Modulo</text:span>: <text:span text:style-name="T14">Execução do algoritmo Gale Shapley</text:span></text:p>
      <text:p text:style-name="P6"><text:tab/></text:p>
      <text:p text:style-name="P2"/>
      <text:p text:style-name="P2"/>
      <text:p text:style-name="P2"><text:soft-page-break/>Análise assintótica de Complexida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0:17:19.921222444</meta:creation-date>
    <dc:date>2022-05-14T23:27:39.987994362</dc:date>
    <meta:editing-duration>PT3H43M40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2" meta:paragraph-count="19" meta:word-count="462" meta:character-count="2705" meta:non-whitespace-character-count="2253"/>
  </office:meta>
</office:document-meta>
</file>